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 style:master-page-name="">
      <loext:graphic-properties draw:fill="none"/>
      <style:paragraph-properties fo:line-height="150%" fo:text-align="center" style:justify-single-word="false" style:page-number="auto" fo:background-color="transparent"/>
      <style:text-properties style:font-name="Times New Roman" fo:font-size="14pt" fo:font-weight="bold" officeooo:rsid="001f5034" officeooo:paragraph-rsid="001f5034" style:font-size-asian="12.25pt" style:font-weight-asian="bold" style:font-size-complex="14pt" style:font-weight-complex="bold"/>
    </style:style>
    <style:style style:name="P2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.499cm" style:auto-text-indent="false" fo:background-color="transparent"/>
      <style:text-properties style:font-name="Times New Roman" fo:font-size="12pt" fo:font-weight="normal" officeooo:rsid="001f5034" officeooo:paragraph-rsid="001f5034" style:font-size-asian="10.5pt" style:font-weight-asian="normal" style:font-size-complex="12pt" style:font-weight-complex="normal"/>
    </style:style>
    <style:style style:name="P3" style:family="paragraph" style:parent-style-name="Standard" style:master-page-name="">
      <loext:graphic-properties draw:fill="none"/>
      <style:paragraph-properties fo:margin-left="0cm" fo:margin-right="0cm" fo:line-height="150%" fo:text-align="justify" style:justify-single-word="false" fo:text-indent="1.499cm" style:auto-text-indent="false" style:page-number="auto" fo:background-color="transparent"/>
      <style:text-properties style:font-name="Times New Roman" fo:font-size="12pt" fo:font-weight="bold" officeooo:rsid="001f5034" officeooo:paragraph-rsid="001f5034" style:font-size-asian="10.5pt" style:font-weight-asian="bold" style:font-size-complex="12pt" style:font-weight-complex="bold"/>
    </style:style>
    <style:style style:name="P4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.499cm" style:auto-text-indent="false" fo:background-color="transparent"/>
      <style:text-properties style:font-name="Times New Roman" fo:font-size="12pt" fo:font-weight="bold" officeooo:rsid="001f5034" officeooo:paragraph-rsid="001f5034" style:font-size-asian="10.5pt" style:font-weight-asian="bold" style:font-size-complex="12pt" style:font-weight-complex="bold"/>
    </style:style>
    <style:style style:name="P5" style:family="paragraph" style:parent-style-name="Standard" style:master-page-name="">
      <loext:graphic-properties draw:fill="none"/>
      <style:paragraph-properties fo:margin-left="0cm" fo:margin-right="0cm" fo:line-height="150%" fo:text-align="justify" style:justify-single-word="false" fo:text-indent="1.499cm" style:auto-text-indent="false" style:page-number="auto" fo:background-color="transparent"/>
      <style:text-properties style:font-name="Times New Roman" fo:font-size="12pt" fo:font-weight="bold" officeooo:rsid="001f5034" officeooo:paragraph-rsid="001f5034" style:font-size-asian="10.5pt" style:font-weight-asian="bold" style:font-size-complex="12pt" style:font-weight-complex="bold"/>
    </style:style>
    <style:style style:name="P6" style:family="paragraph" style:parent-style-name="Standard">
      <loext:graphic-properties draw:fill="none"/>
      <style:paragraph-properties fo:line-height="150%" fo:text-align="center" style:justify-single-word="false" fo:background-color="transparent"/>
      <style:text-properties style:font-name="Times New Roman" fo:font-size="12pt" fo:font-weight="bold" officeooo:rsid="001f5034" officeooo:paragraph-rsid="001f5034" style:font-size-asian="10.5pt" style:font-weight-asian="bold" style:font-size-complex="12pt" style:font-weight-complex="bold"/>
    </style:style>
    <style:style style:name="P7" style:family="paragraph" style:parent-style-name="Standard">
      <loext:graphic-properties draw:fill="none"/>
      <style:paragraph-properties fo:margin-left="0cm" fo:margin-right="0cm" fo:line-height="150%" fo:text-align="center" style:justify-single-word="false" fo:text-indent="1.499cm" style:auto-text-indent="false" fo:background-color="transparent"/>
      <style:text-properties style:font-name="Times New Roman" fo:font-size="12pt" fo:font-weight="bold" officeooo:rsid="001f5034" officeooo:paragraph-rsid="001f5034" style:font-size-asian="10.5pt" style:font-weight-asian="bold" style:font-size-complex="12pt" style:font-weight-complex="bold"/>
    </style:style>
    <style:style style:name="P8" style:family="paragraph" style:parent-style-name="Standard">
      <loext:graphic-properties draw:fill="none"/>
      <style:paragraph-properties fo:margin-left="0cm" fo:margin-right="0cm" fo:line-height="150%" fo:text-align="center" style:justify-single-word="false" fo:text-indent="0cm" style:auto-text-indent="false" fo:background-color="transparent"/>
      <style:text-properties style:font-name="Times New Roman" fo:font-size="12pt" fo:font-weight="bold" officeooo:rsid="001f5034" officeooo:paragraph-rsid="001f5034" style:font-size-asian="10.5pt" style:font-weight-asian="bold" style:font-size-complex="12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normal" style:text-underline-style="none" style:font-style-asian="normal" style:font-style-complex="normal"/>
    </style:style>
    <style:style style:name="T3" style:family="text">
      <style:text-properties style:text-underline-style="none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escrição Textual de Casos de Uso</text:p>
      <text:p text:style-name="P6"><text:span text:style-name="T1"/></text:p>
      <text:p text:style-name="P7">Descrição Resumida</text:p>
      <text:p text:style-name="P4">Caso de Uso: <text:span text:style-name="T1">CRUD Proprietário;</text:span></text:p>
      <text:p text:style-name="P4">Visão Geral: <text:span text:style-name="T1">O Administrador deve ser capaz de realizar todas as operações do CRUD quando relacionado com a existência do proprietário na plataforma.</text:span></text:p>
      <text:p text:style-name="P4"><text:span text:style-name="T1"/></text:p>
      <text:p text:style-name="P4">Caso de <text:span text:style-name="T2">U</text:span>so: <text:span text:style-name="T1">CRUD Propriedade;</text:span></text:p>
      <text:p text:style-name="P4">Visão Geral: <text:span text:style-name="T1">O Administrador deve ser capaz de realizar todas as operações de CRUD relacionado à plataforma, a qual deverá possuir um Proprietário antes de ser criada.</text:span></text:p>
      <text:p text:style-name="P4"><text:span text:style-name="T1"/></text:p>
      <text:p text:style-name="P3">Caso de Uso: <text:span text:style-name="T1">CRUD Projeto;</text:span></text:p>
      <text:p text:style-name="P4"><text:span text:style-name="T3">Visão Geral:</text:span><text:span text:style-name="T1"> O Administrador deve ser capaz de criar a partir de dados fornecidos por ele, ler (acessar) o projeto que foi criado, se necessário atualizar o projeto e apagar o projeto caso haja a necessidade. Há de se notar a necessidade de haver um Proprietário e propriedade o qual receberão tal projeto.</text:span></text:p>
      <text:p text:style-name="P4"><text:span text:style-name="T1"/></text:p>
      <text:p text:style-name="P7">Descrição Completa e Linguagem Abstrata</text:p>
      <text:p text:style-name="P8"/>
      <text:p text:style-name="P4">Caso de Uso: <text:span text:style-name="T1">Ver projeto;</text:span></text:p>
      <text:p text:style-name="P4">Ator Principal: <text:span text:style-name="T1">Proprietário;</text:span></text:p>
      <text:p text:style-name="P4">Interessados e Interesses: </text:p>
      <text:p text:style-name="P4"><text:span text:style-name="T1">Proprietário: Deseja acessar e verificar os projetos os quais estão atribuídos a si;</text:span></text:p>
      <text:p text:style-name="P4">Pré Condições: <text:span text:style-name="T1">O Usuário é um Proprietário que está cadastrado e logado no sistema, o projeto deverá ter sido criado previamente pelo Administrador;</text:span></text:p>
      <text:p text:style-name="P4">Pós Condições:<text:span text:style-name="T1"> O Proprietário terá consciência de quais projetos ele foi incluso;</text:span></text:p>
      <text:p text:style-name="P4"><text:span text:style-name="T1">-----AAAAAAAAAAAAAA-----</text:span></text:p>
      <text:p text:style-name="P4"><text:span text:style-name="T1"/></text:p>
      <text:p text:style-name="P4">Caso de Uso: <text:span text:style-name="T1">Montar formulário;</text:span></text:p>
      <text:p text:style-name="P4">Ator Principal: <text:span text:style-name="T1">Administrador;</text:span></text:p>
      <text:p text:style-name="P4">Interessados e Interesses: </text:p>
      <text:p text:style-name="P4"><text:span text:style-name="T1">Administrador: Deseja criar o formulário que será um meio de recuperar dados da propriedade do Proprietário;</text:span></text:p>
      <text:p text:style-name="P4"><text:span text:style-name="T1">Proprietário: Deseja receber o formulário de sua propriedade, para saber as informações que serão necessárias serem escritas no formulário;</text:span></text:p>
      <text:p text:style-name="P4"><text:soft-page-break/>Pré Condições: <text:span text:style-name="T1">O Usuário é um Administrador que está logado no sistema, um Proprietário e propriedades devem ser selecionados para o qual terão o formulário atribuído;</text:span></text:p>
      <text:p text:style-name="P4">Pós Condições: <text:span text:style-name="T1">O formulário será criado e aparecerá para o Proprietário que poderá acessá-lo e futuramente respondê-lo;</text:span></text:p>
      <text:p text:style-name="P4"><text:span text:style-name="T1">-----AAAAAAAAAAAAAA-----</text:span></text:p>
      <text:p text:style-name="P4"><text:span text:style-name="T1"/></text:p>
      <text:p text:style-name="P3">Caso de Uso: <text:span text:style-name="T1">Responder formulário;</text:span></text:p>
      <text:p text:style-name="P4">Ator Principal: <text:span text:style-name="T1">Proprietário;</text:span></text:p>
      <text:p text:style-name="P4">Interessados e Interesses: </text:p>
      <text:p text:style-name="P4"><text:span text:style-name="T1">Proprietário: Deseja responder o formulário que lhe foi atribuído pelo Administrador;</text:span></text:p>
      <text:p text:style-name="P4"><text:span text:style-name="T1">Administrador: Receberá o resultado do formulário que foi respondido pelo Proprietário;</text:span></text:p>
      <text:p text:style-name="P4">Pré Condições: <text:span text:style-name="T1">O Usuário é um Proprietário que está cadastrado e logado no sistema, o formulário deverá ter sido criado previamente pelo Administrador;</text:span></text:p>
      <text:p text:style-name="P4">Pós Condições: <text:span text:style-name="T1">O formulário terá sido respondido e retornará seus resultados para o Administrador;</text:span></text:p>
      <text:p text:style-name="P4"><text:span text:style-name="T1">-----AAAAAAAAAAAAAA-----</text:span></text:p>
      <text:p text:style-name="P4"><text:span text:style-name="T1"/></text:p>
      <text:p text:style-name="P4">Caso de Uso: <text:span text:style-name="T1">Enviar feedback do formulário;</text:span></text:p>
      <text:p text:style-name="P4">Ator Principal: <text:span text:style-name="T1">Administrador;</text:span></text:p>
      <text:p text:style-name="P4">Interessados e Interesses: </text:p>
      <text:p text:style-name="P2">Administrador: Verificará o formulário e enviará o feedback para o Proprietário;</text:p>
      <text:p text:style-name="P4"><text:span text:style-name="T1">Proprietário: Deseja acessar e verificar os feedbacks dos formulários os quais respondeu;</text:span></text:p>
      <text:p text:style-name="P4">Pré Condições: <text:span text:style-name="T1">O Usuário é um Administrador que está cadastrado e logado no sistema, o formulário deverá ter sido respondido previamente pelo Proprietário;</text:span></text:p>
      <text:p text:style-name="P4">Pós Condições:<text:span text:style-name="T1"> O Proprietário terá consciência de quais projetos ele foi incluso;</text:span></text:p>
      <text:p text:style-name="P4"><text:span text:style-name="T1">-----AAAAAAAAAAAAAA-----</text:span></text:p>
      <text:p text:style-name="P4"><text:span text:style-name="T1"/></text:p>
      <text:p text:style-name="P4">Caso de Uso: <text:span text:style-name="T1">Ver feedback do formulário;</text:span></text:p>
      <text:p text:style-name="P4">Ator Principal: <text:span text:style-name="T1">Proprietário;</text:span></text:p>
      <text:p text:style-name="P4">Interessados e Interesses: </text:p>
      <text:p text:style-name="P4"><text:span text:style-name="T1">Proprietário: Deseja acessar e verificar os feedbacks dos formulários os quais respondeu;</text:span></text:p>
      <text:p text:style-name="P2">Administrador: Será quem enviou o formulário e o feedback para o Proprietário;</text:p>
      <text:p text:style-name="P4">Pré Condições: <text:span text:style-name="T1">O Usuário é um Administrador que está cadastrado e logado no sistema, o formulário deverá ter sido respondido previamente pelo Proprietário;</text:span></text:p>
      <text:p text:style-name="P4">Pós Condições:<text:span text:style-name="T1"> O Proprietário terá consciência de quais projetos ele foi incluso;</text:span></text:p>
      <text:p text:style-name="P4"><text:soft-page-break/><text:span text:style-name="T1">-----AAAAAAAAAAAAAA-----</text:span></text:p>
      <text:p text:style-name="P4"><text:span text:style-name="T1"/></text:p>
      <text:p text:style-name="P4"><text:span text:style-name="T1"/></text:p>
      <text:p text:style-name="P7">Descrição Completa e Linguagem Concreta</text:p>
      <text:p text:style-name="P8"/>
      <text:p text:style-name="P4">Caso de Uso: <text:span text:style-name="T1">Calcular Resultados;</text:span></text:p>
      <text:p text:style-name="P4">Ator Principal: <text:span text:style-name="T1">Proprietário;</text:span></text:p>
      <text:p text:style-name="P4">Interessados e Interesses: </text:p>
      <text:p text:style-name="P2">Administrador: Deseja saber os resultados dos formulários os quais os Proprietários responderam;</text:p>
      <text:p text:style-name="P4"><text:span text:style-name="T1">Proprietário: Necessitará indiretamente do calculo de resultados para receber o feedback de seu formulário;</text:span></text:p>
      <text:p text:style-name="P4">Pré Condições: <text:span text:style-name="T1">O Usuário é um Administrador que está cadastrado e logado no sistema, o projeto deverá ter sido criado previamente pelo Administrador, e ainda deverá ter sido criado um formulário no projeto, o qual deverá ter sido respondido por um Proprietário;</text:span></text:p>
      <text:p text:style-name="P4">Pós Condições:<text:span text:style-name="T1"> O Administrador terá todos os dados que espera da plataforma, e também poderá enviar o feedback para o Proprietário;</text:span></text:p>
      <text:p text:style-name="P4"><text:span text:style-name="T1">-----AAAAAAAAAAAAAA-----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25T16:43:31.143000000</meta:creation-date>
    <dc:date>2023-11-25T18:03:27.362000000</dc:date>
    <meta:editing-duration>PT1H19M57S</meta:editing-duration>
    <meta:editing-cycles>1</meta:editing-cycles>
    <meta:document-statistic meta:table-count="0" meta:image-count="0" meta:object-count="0" meta:page-count="3" meta:paragraph-count="57" meta:word-count="609" meta:character-count="4196" meta:non-whitespace-character-count="3644"/>
    <meta:generator>LibreOffice/7.5.3.2$Windows_X86_64 LibreOffice_project/9f56dff12ba03b9acd7730a5a481eea045e468f3</meta:generator>
  </office:meta>
</office:document-meta>
</file>